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IRZar" svg:font-family="IRZar"/>
    <style:font-face style:name="IRRoya" svg:font-family="IRRoya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IRRoya" fo:font-size="18pt" fo:font-weight="bold" style:font-size-asian="18pt" style:font-weight-asian="bold" style:font-name-complex="IRRoya" style:font-size-complex="18pt" style:language-complex="fa" style:country-complex="IR" style:font-weight-complex="bold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IRRoya" fo:font-size="18pt" fo:font-weight="bold" officeooo:rsid="0017692d" officeooo:paragraph-rsid="0017692d" style:font-size-asian="18pt" style:font-weight-asian="bold" style:font-name-complex="IRRoya" style:font-size-complex="18pt" style:language-complex="fa" style:country-complex="IR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Roya" style:font-name-complex="IRRoya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Roya" officeooo:rsid="001c8622" officeooo:paragraph-rsid="001c8622" style:font-name-complex="IRRoya" style:language-complex="fa" style:country-complex="IR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Roya" officeooo:rsid="0017692d" officeooo:paragraph-rsid="0017692d" style:font-name-complex="IRRoya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IRRoya" officeooo:rsid="001894f4" officeooo:paragraph-rsid="001894f4" style:font-name-complex="IRRoya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IRRoya" officeooo:rsid="0019b8ae" officeooo:paragraph-rsid="0019b8ae" style:font-name-complex="IRRoya"/>
    </style:style>
    <style:style style:name="P10" style:family="paragraph" style:parent-style-name="List_20_Paragraph">
      <style:paragraph-properties fo:margin-left="0.75in" fo:margin-right="0in" fo:text-align="end" style:justify-single-word="false" fo:text-indent="0in" style:auto-text-indent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P11" style:family="paragraph" style:parent-style-name="Standard">
      <style:paragraph-properties fo:margin-left="0.25in" fo:margin-right="0in" fo:text-align="end" style:justify-single-word="false" fo:text-indent="0in" style:auto-text-indent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2" style:family="paragraph" style:parent-style-name="Standard" style:master-page-name="Standard">
      <style:paragraph-properties fo:text-align="center" style:justify-single-word="false" style:page-number="auto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3" style:family="paragraph" style:parent-style-name="List_20_Paragraph" style:list-style-name="WWNum2">
      <style:paragraph-properties fo:text-align="end" style:justify-single-word="false" style:writing-mode="rl-tb"/>
      <style:text-properties style:font-name="IRRoya" fo:font-size="15pt" style:font-size-asian="15pt" style:font-name-complex="IRRoya" style:font-size-complex="15pt"/>
    </style:style>
    <style:style style:name="P14" style:family="paragraph" style:parent-style-name="List_20_Paragraph" style:list-style-name="WWNum2">
      <style:paragraph-properties fo:text-align="end" style:justify-single-word="false" style:writing-mode="rl-tb"/>
      <style:text-properties style:font-name="IRRoya" fo:font-size="14pt" style:font-size-asian="14pt" style:font-name-complex="IRRoya" style:font-size-complex="14pt" style:language-complex="fa" style:country-complex="IR"/>
    </style:style>
    <style:style style:name="P15" style:family="paragraph" style:parent-style-name="List_20_Paragraph" style:list-style-name="WWNum2">
      <style:paragraph-properties fo:text-align="end" style:justify-single-word="false" style:writing-mode="rl-tb"/>
      <style:text-properties style:font-name="IRRoya" style:font-name-complex="IRRoya"/>
    </style:style>
    <style:style style:name="P16" style:family="paragraph" style:parent-style-name="List_20_Paragraph" style:list-style-name="WWNum2">
      <style:paragraph-properties fo:margin-left="0.75in" fo:margin-right="0in" fo:text-align="end" style:justify-single-word="false" fo:text-indent="-0.25in" style:auto-text-indent="false" style:writing-mode="rl-tb"/>
      <style:text-properties style:font-name="IRRoya" fo:font-size="14pt" fo:font-weight="bold" style:font-size-asian="14pt" style:font-weight-asian="bold" style:font-name-complex="IRRoya" style:font-size-complex="14pt" style:language-complex="fa" style:country-complex="IR" style:font-weight-complex="bold"/>
    </style:style>
    <style:style style:name="P17" style:family="paragraph" style:parent-style-name="List_20_Paragraph" style:list-style-name="WWNum2">
      <style:paragraph-properties fo:margin-left="0.75in" fo:margin-right="0in" fo:text-align="end" style:justify-single-word="false" fo:text-indent="-0.25in" style:auto-text-indent="false" style:writing-mode="rl-tb"/>
      <style:text-properties style:font-name="IRRoya" fo:font-size="15pt" style:font-size-asian="15pt" style:font-name-complex="IRRoya" style:font-size-complex="15pt"/>
    </style:style>
    <style:style style:name="T1" style:family="text">
      <style:text-properties fo:font-size="14pt" style:font-size-asian="14pt" style:font-size-complex="14pt" style:language-complex="fa" style:country-complex="IR"/>
    </style:style>
    <style:style style:name="T2" style:family="text">
      <style:text-properties fo:font-size="14pt" officeooo:rsid="0014498b" style:font-size-asian="14pt" style:font-size-complex="14pt" style:language-complex="fa" style:country-complex="IR"/>
    </style:style>
    <style:style style:name="T3" style:family="text">
      <style:text-properties fo:font-size="14pt" officeooo:rsid="001578eb" style:font-size-asian="14pt" style:font-size-complex="14pt" style:language-complex="fa" style:country-complex="IR"/>
    </style:style>
    <style:style style:name="T4" style:family="text">
      <style:text-properties officeooo:rsid="001894f4"/>
    </style:style>
    <style:style style:name="T5" style:family="text">
      <style:text-properties fo:font-weight="bold" style:font-weight-asian="bold" style:language-complex="fa" style:country-complex="IR" style:font-weight-complex="bold"/>
    </style:style>
    <style:style style:name="T6" style:family="text">
      <style:text-properties fo:font-weight="bold" officeooo:rsid="0014498b" style:font-weight-asian="bold" style:language-complex="fa" style:country-complex="IR" style:font-weight-complex="bold"/>
    </style:style>
    <style:style style:name="T7" style:family="text">
      <style:text-properties fo:font-weight="bold" officeooo:rsid="001578eb" style:font-weight-asian="bold" style:language-complex="fa" style:country-complex="IR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باسمه تعالی</text:p>
      <text:p text:style-name="P1">باشگاه پژوهشگران جوان و نخبگان</text:p>
      <text:p text:style-name="P3">سامانه ثبت نام جایزه دستیاری آموزشی برای دانشجویان دکترا</text:p>
      <text:p text:style-name="P4">۱۴۰۲/۰۲/۲۵</text:p>
      <text:list xml:id="list1671851082" text:style-name="WWNum2">
        <text:list-item>
          <text:p text:style-name="P13"><text:span text:style-name="T5">ویژگی</text:span><text:span text:style-name="T6">‌ها</text:span></text:p>
        </text:list-item>
        <text:list-item>
          <text:p text:style-name="P16">اطلاعات دریافتی</text:p>
          <text:list>
            <text:list-item>
              <text:p text:style-name="P14">احراز هویت برای ورود</text:p>
              <text:list>
                <text:list-item>
                  <text:p text:style-name="P14">کد ملی</text:p>
                </text:list-item>
                <text:list-item>
                  <text:p text:style-name="P14">کد فعال سازی از طریق موبایل</text:p>
                </text:list-item>
              </text:list>
            </text:list-item>
            <text:list-item>
              <text:p text:style-name="P14">تصویر پرسنلی</text:p>
            </text:list-item>
            <text:list-item>
              <text:p text:style-name="P14">اطلاعات سکونتی</text:p>
            </text:list-item>
            <text:list-item>
              <text:p text:style-name="P14">اطلاعات تحصیلی بر مبنای خوداظهاری (در صورت مغایرت با اطلاعات دریافتی – نظیر محل تحصیل) شامل اطلاعات مقاطع قبلی تحصیلی</text:p>
            </text:list-item>
            <text:list-item>
              <text:p text:style-name="P14">زمینه پژوهشی کارشناسی ارشد و زمینه پژوهشی دکترا (در صورت وجود)</text:p>
            </text:list-item>
            <text:list-item>
              <text:p text:style-name="P14">اولویت دروس مورد تقاضا برای تدریس</text:p>
            </text:list-item>
            <text:list-item>
              <text:p text:style-name="P14">اولویت استان / واحد دانشگاهی مورد تقاضا برای تدریس</text:p>
            </text:list-item>
            <text:list-item>
              <text:p text:style-name="P15"><text:span text:style-name="T1">آیا مایلید دانشگاه برای شما درسی را برا</text:span><text:span text:style-name="T2">ی</text:span><text:span text:style-name="T1"> تدریس پیشنهاد دهد؟</text:span></text:p>
            </text:list-item>
            <text:list-item>
              <text:p text:style-name="P14">اطلاعات سوابق تدریس (دانشگاهی و غیر دانشگاهی)</text:p>
            </text:list-item>
            <text:list-item>
              <text:p text:style-name="P15"><text:span text:style-name="T1">اطلاعات سوابق حرفه</text:span><text:span text:style-name="T2">‌</text:span><text:span text:style-name="T1">ای / تخصصی</text:span></text:p>
            </text:list-item>
            <text:list-item>
              <text:p text:style-name="P15"><text:span text:style-name="T1">افتخارات (اخذ مقام در مسابقات/ چشنواره</text:span><text:span text:style-name="T2">‌</text:span><text:span text:style-name="T1">ها/ المپیادها - مقاله– فعالیت</text:span><text:span text:style-name="T2">‌</text:span><text:span text:style-name="T1">های علمی دانشجویی - کتاب)</text:span></text:p>
            </text:list-item>
            <text:list-item>
              <text:p text:style-name="P14">موارد دیگر (بصورت متنی)</text:p>
            </text:list-item>
          </text:list>
        </text:list-item>
      </text:list>
      <text:p text:style-name="P11"><text:soft-page-break/></text:p>
      <text:p text:style-name="P11"/>
      <text:list xml:id="list110823647855365" text:continue-numbering="true" text:style-name="WWNum2">
        <text:list-item>
          <text:p text:style-name="P16">مستندات دریافتی</text:p>
          <text:list>
            <text:list-item>
              <text:p text:style-name="P14">مستندات مثبته در مورد افتخارات یا موارد دیگر</text:p>
            </text:list-item>
            <text:list-item>
              <text:p text:style-name="P14">مستندات مدارک تحصیلی قبلی</text:p>
            </text:list-item>
          </text:list>
        </text:list-item>
      </text:list>
      <text:p text:style-name="P10"/>
      <text:list xml:id="list110824142933351" text:continue-numbering="true" text:style-name="WWNum2">
        <text:list-item>
          <text:p text:style-name="P17"><text:span text:style-name="T5">اطلاعات کنترلی و دریافتی بصورت سامانه</text:span><text:span text:style-name="T7">‌</text:span><text:span text:style-name="T5">ای</text:span></text:p>
          <text:list>
            <text:list-item>
              <text:p text:style-name="P14">اطلاعات هویتی (غیرقابل ویرایش) (آموزشیار)</text:p>
            </text:list-item>
            <text:list-item>
              <text:p text:style-name="P14">اطلاعات تحصیلی (غیرقابل ویرایش) (آموزشیار)</text:p>
            </text:list-item>
            <text:list-item>
              <text:p text:style-name="P15"><text:span text:style-name="T1">اطلاعات کارنامه</text:span><text:span text:style-name="T2">‌</text:span><text:span text:style-name="T1">ای (آموزشیار)</text:span></text:p>
            </text:list-item>
            <text:list-item>
              <text:p text:style-name="P14">اطلاعات خانوادگی (ساجد)</text:p>
            </text:list-item>
          </text:list>
        </text:list-item>
      </text:list>
      <text:p text:style-name="P11"/>
      <text:list xml:id="list110825633870632" text:continue-numbering="true" text:style-name="WWNum2">
        <text:list-item>
          <text:p text:style-name="P16">روند انجام عملیات</text:p>
          <text:list>
            <text:list-item>
              <text:p text:style-name="P14">احراز هویت</text:p>
            </text:list-item>
            <text:list-item>
              <text:p text:style-name="P15"><text:span text:style-name="T1">دریافت اطلاعات سامانه</text:span><text:span text:style-name="T3">‌</text:span><text:span text:style-name="T1">ای</text:span></text:p>
            </text:list-item>
            <text:list-item>
              <text:p text:style-name="P14">ورود / ویرایش اطلاعات توسط متقاضی</text:p>
            </text:list-item>
          </text:list>
        </text:list-item>
      </text:list>
      <text:p text:style-name="P2"/>
      <text:p text:style-name="P5"/>
      <text:p text:style-name="P7">نام واحد دانشگاهی که در آن مشغول به تحصیل خواهید بود.</text:p>
      <text:p text:style-name="P7">نکات: </text:p>
      <text:p text:style-name="P7">باید به دانشجویان توضیح داده شود که امکان پرداخت از طریق دیگری <text:span text:style-name="T4">نخواهد بود.</text:span></text:p>
      <text:p text:style-name="P8">باید یک متن آموزشی برای دانشجویان آماده شود.</text:p>
      <text:p text:style-name="P8"><text:soft-page-break/>نباید صرفا تقاضای دانشجویان را معیار قرار داد. اگر ارتباطی بین دانشجویان و مدیران گروه‌های آموزشی برقرار شود، می‌توان از موضوع درست استفاده کرد.</text:p>
      <text:p text:style-name="P9">یعنی تمام مدیران گروه‌های آموزشی امکان مشاهده data <text:s/>را باید داشته باشند. شاید باید به صورت ساجد مشخص شود که آیا فایلی دانلود شده است؟</text:p>
      <text:p text:style-name="P6">اگر امکان داشته باشد باید یک سری جلسات توجیهی داشته باشیم.</text:p>
      <text:p text:style-name="P6">حتماً باید یک موشن گرافیک در این مورد ساخته شود. (کمک گیری از ua های دانشگاه)</text:p>
      <text:p text:style-name="P6">پوستر بسیار واجب و لازم است.</text:p>
      <text:p text:style-name="P6">آخرین ورژن از دکتر خاقانی گرفته شود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IRZar" svg:font-family="IRZar"/>
    <style:font-face style:name="IRRoya" svg:font-family="IRRoya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" style:font-family-complex="'Courier New'"/>
    </style:style>
    <style:style style:name="ListLabel_20_2" style:display-name="ListLabel 2" style:family="text">
      <style:text-properties style:font-name-complex="Courier New" style:font-family-complex="'Courier New'"/>
    </style:style>
    <style:style style:name="ListLabel_20_3" style:display-name="ListLabel 3" style:family="text">
      <style:text-properties style:font-name-complex="Courier New" style:font-family-complex="'Courier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arbod Razzazi</meta:initial-creator>
    <meta:editing-cycles>10</meta:editing-cycles>
    <meta:creation-date>2023-05-15T07:09:00</meta:creation-date>
    <dc:date>2023-08-12T11:08:18.053000000</dc:date>
    <meta:editing-duration>PT5H56M23S</meta:editing-duration>
    <meta:generator>LibreOffice/6.4.3.2$Windows_X86_64 LibreOffice_project/747b5d0ebf89f41c860ec2a39efd7cb15b54f2d8</meta:generator>
    <dc:creator>saeed sarkarati</dc:creator>
    <meta:document-statistic meta:table-count="0" meta:image-count="0" meta:object-count="0" meta:page-count="3" meta:paragraph-count="42" meta:word-count="323" meta:character-count="1734" meta:non-whitespace-character-count="14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